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ca5d9" officeooo:paragraph-rsid="000ca5d9"/>
    </style:style>
    <style:style style:name="P2" style:family="paragraph" style:parent-style-name="Text_20_body">
      <style:text-properties officeooo:rsid="000e7656" officeooo:paragraph-rsid="000e7656"/>
    </style:style>
    <style:style style:name="P3" style:family="paragraph" style:parent-style-name="Text_20_body">
      <style:text-properties officeooo:rsid="000e7656" officeooo:paragraph-rsid="000edd99"/>
    </style:style>
    <style:style style:name="P4" style:family="paragraph" style:parent-style-name="Text_20_body">
      <style:text-properties officeooo:rsid="0010d5d9" officeooo:paragraph-rsid="0010d5d9"/>
    </style:style>
    <style:style style:name="P5" style:family="paragraph" style:parent-style-name="Text_20_body">
      <style:text-properties officeooo:paragraph-rsid="0010d5d9"/>
    </style:style>
    <style:style style:name="P6" style:family="paragraph" style:parent-style-name="Standard">
      <style:text-properties officeooo:rsid="000ca5d9" officeooo:paragraph-rsid="000ca5d9"/>
    </style:style>
    <style:style style:name="P7" style:family="paragraph" style:parent-style-name="Standard" style:list-style-name="L1">
      <style:text-properties officeooo:rsid="000ca5d9" officeooo:paragraph-rsid="000ca5d9"/>
    </style:style>
    <style:style style:name="P8" style:family="paragraph" style:parent-style-name="Text_20_body" style:list-style-name="L1"/>
    <style:style style:name="P9" style:family="paragraph" style:parent-style-name="Text_20_body" style:list-style-name="L1">
      <style:text-properties officeooo:paragraph-rsid="00116d4e"/>
    </style:style>
    <style:style style:name="P10" style:family="paragraph" style:parent-style-name="Text_20_body" style:list-style-name="L1">
      <style:text-properties officeooo:rsid="000e7656" officeooo:paragraph-rsid="000e7656"/>
    </style:style>
    <style:style style:name="P11" style:family="paragraph" style:parent-style-name="Text_20_body" style:list-style-name="L3">
      <style:text-properties officeooo:rsid="000e7656" officeooo:paragraph-rsid="000e7656"/>
    </style:style>
    <style:style style:name="P12" style:family="paragraph" style:parent-style-name="Text_20_body" style:list-style-name="L2">
      <style:text-properties officeooo:rsid="000ca5d9" officeooo:paragraph-rsid="000ca5d9"/>
    </style:style>
    <style:style style:name="P13" style:family="paragraph" style:parent-style-name="Text_20_body">
      <style:text-properties officeooo:rsid="000ca5d9" officeooo:paragraph-rsid="000ca5d9"/>
    </style:style>
    <style:style style:name="T1" style:family="text">
      <style:text-properties officeooo:rsid="000ca5d9"/>
    </style:style>
    <style:style style:name="T2" style:family="text">
      <style:text-properties officeooo:rsid="000e7656"/>
    </style:style>
    <style:style style:name="T3" style:family="text">
      <style:text-properties officeooo:rsid="000edd99"/>
    </style:style>
    <style:style style:name="T4" style:family="text">
      <style:text-properties officeooo:rsid="0010d5d9"/>
    </style:style>
    <style:style style:name="T5" style:family="text">
      <style:text-properties officeooo:rsid="00116d4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 nomeação de classes, funções e variáveis dentro do código deve seguir os seguintes padrões:</text:p>
      <text:list xml:id="list3732550537" text:style-name="L1">
        <text:list-item>
          <text:p text:style-name="P7">Classes deve começar com letra maiúscula. No caso de classes com nome composto, como ClientePrioritário, todas as palavras que compõem o nome da classe devem começar com letra maiúscula. Não se deve utilizar _, -, acentos ou qualquer tipo de caractere especial no nome da classe</text:p>
        </text:list-item>
        <text:list-item>
          <text:p text:style-name="P8"><text:span text:style-name="T5">Nome de funções devem seguir o padrão camelCase. </text:span>Funções deve começar com letra minuscula. No caso de funções com nome composto, como <text:span text:style-name="T1">getNome()</text:span>, todas as palavras que compõem o nome da classe devem começar com letra maiúscula, <text:span text:style-name="T1">com exceção da primeira palavra</text:span>. Não se deve utilizar _, -, acentos ou qualquer tipo de caractere especial no nome da <text:span text:style-name="T1">função. Verbos utilizados nos nomes devem estar no presente do indicativo, como recuperaCPF() ou salvaDados()</text:span></text:p>
        </text:list-item>
        <text:list-item>
          <text:p text:style-name="P9"><text:span text:style-name="T5">Nome de variáveis devem seguir o padrão camelCase. </text:span><text:span text:style-name="T1">Variáveis</text:span> deve começar com letra minuscula. No caso de <text:span text:style-name="T1">variáveis</text:span> com nome composto, como <text:span text:style-name="T1">horaChegada</text:span>, todas as palavras que compõem o nome da classe devem começar com letra maiúscula, <text:span text:style-name="T1">com exceção da primeira palavra</text:span>. Não se deve utilizar _, -, acentos ou qualquer tipo de caractere especial no nome da <text:span text:style-name="T1">variável</text:span></text:p>
        </text:list-item>
        <text:list-item>
          <text:p text:style-name="P10">Classes, funções e atributos devem receber nomes sugestivos e preferencialmente curtos (é melhor que seja longo e sugestivo do que curto e confuso)</text:p>
        </text:list-item>
      </text:list>
      <text:p text:style-name="P5"/>
      <text:p text:style-name="P5"><text:span text:style-name="T2">Os comentários no código devem seguir os padrões a seguir</text:span><text:span text:style-name="T1">:</text:span></text:p>
      <text:list xml:id="list769017042" text:style-name="L2">
        <text:list-item>
          <text:p text:style-name="P12">Toda função deve ter um comentário como no exemplo abaixo, explicando o que a função faz, explicando os parâmetros do método e explicando o retorno ou a falta dele</text:p>
        </text:list-item>
      </text:list>
      <text:p text:style-name="P1"><text:tab/><text:tab/>/*</text:p>
      <text:p text:style-name="P1"><text:tab/><text:tab/>* <text:s/>Método para cadastrar cliente no banco de dados</text:p>
      <text:p text:style-name="P1"><text:tab/><text:tab/>* <text:s/><text:span text:style-name="T2">nome: nome do cliente a ser cadastrado</text:span></text:p>
      <text:p text:style-name="P1"><text:tab/><text:tab/>* <text:span text:style-name="T2">cpf: cpf do cliente a ser cadastrado</text:span></text:p>
      <text:p text:style-name="P1"><text:tab/><text:tab/>* <text:span text:style-name="T2">dataNasc: data de nascimento do cliente a ser cadastrado</text:span></text:p>
      <text:p text:style-name="P1"><text:tab/><text:tab/>* <text:span text:style-name="T2">retorna um int com a quantidade de clientes cadastrados no banco após</text:span></text:p>
      <text:p text:style-name="P1"><text:tab/><text:tab/>* <text:span text:style-name="T2">o novo cadastro</text:span></text:p>
      <text:p text:style-name="P1"><text:tab/><text:tab/>*/</text:p>
      <text:p text:style-name="P1"><text:tab/><text:tab/><text:span text:style-name="T2">public void cadastraCliente(nome, cpf, dataNasc) {</text:span></text:p>
      <text:list xml:id="list2425276554" text:style-name="L3">
        <text:list-item>
          <text:p text:style-name="P11">Sempre que julgar necessário, o desenvolvedor deve adicionar comentários explicando o que faz e como faz determinado trecho de código</text:p>
        </text:list-item>
      </text:list>
      <text:p text:style-name="P2"/>
      <text:p text:style-name="P3">Todos os arquivos de documentação que não sejam requisitos, tais como diagramas de classe e de sequência, devem ser colocados numa pasta chamada Documentação/&lt;nome do documento&gt;. <text:span text:style-name="T3">Se é possível extrair alguma imagem do documento, é necessário colocar a imagem na pasta </text:span>Documentação/&lt;nome do documento&gt;/<text:span text:style-name="T3">imagens, como demonstrado a seguir:</text:span></text:p>
      <text:p text:style-name="P3"><text:soft-page-break/><text:tab/><text:span text:style-name="T3">Documentação</text:span></text:p>
      <text:p text:style-name="P3"><text:tab/><text:tab/><text:span text:style-name="T3">Diagrama de Classes</text:span></text:p>
      <text:p text:style-name="P3"><text:tab/><text:tab/><text:tab/><text:span text:style-name="T3">diagrama.astah</text:span></text:p>
      <text:p text:style-name="P3"><text:tab/><text:tab/><text:tab/><text:span text:style-name="T3">Imagens</text:span></text:p>
      <text:p text:style-name="P3"><text:tab/><text:tab/><text:tab/><text:tab/><text:span text:style-name="T3">Imagem1.png</text:span></text:p>
      <text:p text:style-name="P3"/>
      <text:p text:style-name="P5">Todo o código deve ser endentado para garantir a legibilidade do mesmo, sendo o endentamento realizado com <text:span text:style-name="T4">Tab</text:span></text:p>
      <text:p text:style-name="P4">Partes do código que podem falhar por motivos externos ao próprio código, como abertura de conexão ou transações com banco de dados por exemplo, devem exibir uma mensagem de erro para o usuário em caso de falhas</text:p>
      <text:p text:style-name="P4">Cada variável deve ser declarada em uma linha diferente para garantir a legibilidade do códig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09:27:27.229459006</meta:creation-date>
    <dc:date>2022-04-04T10:26:13.652254301</dc:date>
    <meta:editing-duration>PT5M39S</meta:editing-duration>
    <meta:editing-cycles>2</meta:editing-cycles>
    <meta:generator>LibreOffice/6.4.7.2$Linux_X86_64 LibreOffice_project/40$Build-2</meta:generator>
    <meta:document-statistic meta:table-count="0" meta:image-count="0" meta:object-count="0" meta:page-count="2" meta:paragraph-count="26" meta:word-count="466" meta:character-count="2867" meta:non-whitespace-character-count="2400"/>
  </office:meta>
</office:document-meta>
</file>